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471cm" svg:y="4.35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2cm" svg:y="3.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7-10T18:12:04.038223413</dc:date>
    <meta:editing-duration>PT15M53S</meta:editing-duration>
    <meta:editing-cycles>17</meta:editing-cycles>
    <meta:generator>LibreOffice/6.4.4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2cm" svg:height="8.242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